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200000001F3000000291D49C93C.gif"/>
  <manifest:file-entry manifest:media-type="image/png" manifest:full-path="Pictures/10000201000002F1000000296B6254A9.png"/>
  <manifest:file-entry manifest:media-type="image/jpeg" manifest:full-path="Pictures/1000000000000A0C00000E364BB1152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71cm" draw:fill="solid" draw:fill-color="#86717f" draw:opacity="10%" draw:textarea-vertical-align="middle" draw:auto-grow-height="false" fo:min-height="0cm" fo:min-width="0cm" fo:padding-top="0.1cm" fo:padding-bottom="0.1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86717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6717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style:line-height-at-least="1.129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style:line-height-at-least="1.129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style:font-independent-line-spacing="true"/>
      <style:text-properties fo:color="#ffffff" fo:font-size="18pt" style:font-size-asian="18pt" style:font-size-complex="18pt"/>
    </style:style>
    <style:style style:name="P7" style:family="paragraph">
      <style:paragraph-properties style:font-independent-line-spacing="true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2" style:family="text">
      <style:text-properties fo:color="#ffffff" style:text-line-through-style="none" fo:font-family="'Century Gothic'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3" style:family="text">
      <style:text-properties fo:color="#ffffff" style:text-line-through-style="none" fo:font-family="'Century Gothic'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ff" style:text-line-through-style="none" fo:font-family="'Century Gothic'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color="#ffffff" style:text-line-through-style="none" fo:font-family="'Century Gothic'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6" style:family="text">
      <style:text-properties fo:color="#000000" style:text-line-through-style="none" fo:font-family="Helvetica" style:font-family-generic="swis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Image 3" draw:style-name="gr1" draw:text-style-name="P1" draw:layer="layout" svg:width="29.699cm" svg:height="42.002cm" svg:x="0.2cm" svg:y="0.198cm">
          <draw:image xlink:href="Pictures/1000000000000A0C00000E364BB1152E.jpg" xlink:type="simple" xlink:show="embed" xlink:actuate="onLoad">
            <text:p/>
          </draw:image>
        </draw:frame>
        <draw:frame draw:name="Picture 2" draw:style-name="gr1" draw:text-style-name="P1" draw:layer="layout" svg:width="12.752cm" svg:height="0.691cm" svg:x="1.453cm" svg:y="6.818cm">
          <draw:image xlink:href="Pictures/10000201000002F1000000296B6254A9.png" xlink:type="simple" xlink:show="embed" xlink:actuate="onLoad">
            <text:p/>
          </draw:image>
        </draw:frame>
        <draw:frame draw:name="Image 21" draw:style-name="gr1" draw:text-style-name="P1" draw:layer="layout" svg:width="13.651cm" svg:height="1.092cm" svg:x="0.949cm" svg:y="7.4cm">
          <draw:image xlink:href="Pictures/10000200000001F3000000291D49C93C.gif" xlink:type="simple" xlink:show="embed" xlink:actuate="onLoad">
            <text:p/>
          </draw:image>
        </draw:frame>
        <draw:custom-shape draw:name="Rectangle 22" draw:style-name="gr2" draw:text-style-name="P3" draw:layer="layout" svg:width="13.294cm" svg:height="0.843cm" svg:x="1.306cm" svg:y="7.479cm">
          <text:p text:style-name="P2"><text:span text:style-name="T1">Titre 1</text:span></text:p>
          <draw:enhanced-geometry svg:viewBox="0 0 21600 21600" draw:type="rectangle" draw:enhanced-path="M 0 0 L 21600 0 21600 21600 0 21600 0 0 Z N"/>
        </draw:custom-shape>
        <draw:custom-shape draw:name="ZoneTexte 23" draw:style-name="gr2" draw:text-style-name="P5" draw:layer="layout" svg:width="10.9cm" svg:height="1.605cm" svg:x="6.3cm" svg:y="3.2cm">
          <text:p text:style-name="P4"><text:span text:style-name="T2">ADT EzPerf</text:span></text:p>
          <draw:enhanced-geometry svg:viewBox="0 0 21600 21600" draw:type="rectangle" draw:enhanced-path="M 0 0 L 21600 0 21600 21600 0 21600 0 0 Z N"/>
        </draw:custom-shape>
        <draw:custom-shape draw:name="ZoneTexte 25" draw:style-name="gr3" draw:text-style-name="P6" draw:layer="layout" svg:width="2.953cm" svg:height="1.013cm" svg:x="18.856cm" svg:y="0.8cm">
          <text:p text:style-name="P2"><text:span text:style-name="T3">Porteur</text:span></text:p>
          <draw:enhanced-geometry svg:viewBox="0 0 21600 21600" draw:type="rectangle" draw:enhanced-path="M 0 0 L 21600 0 21600 21600 0 21600 0 0 Z N"/>
        </draw:custom-shape>
        <draw:custom-shape draw:name="ZoneTexte 26" draw:style-name="gr3" draw:text-style-name="P7" draw:layer="layout" svg:width="3.601cm" svg:height="1.013cm" svg:x="18.891cm" svg:y="2.8cm">
          <text:p text:style-name="P2"><text:span text:style-name="T3">Ingénieur</text:span></text:p>
          <draw:enhanced-geometry svg:viewBox="0 0 21600 21600" draw:type="rectangle" draw:enhanced-path="M 0 0 L 21600 0 21600 21600 0 21600 0 0 Z N"/>
        </draw:custom-shape>
        <draw:custom-shape draw:name="ZoneTexte 32" draw:style-name="gr3" draw:text-style-name="P6" draw:layer="layout" svg:width="6.492cm" svg:height="1.775cm" svg:x="21.792cm" svg:y="0.773cm">
          <text:p text:style-name="P8"><text:span text:style-name="T3">Guillaume Sylvand</text:span></text:p>
          <text:p text:style-name="P8"><text:span text:style-name="T3">François Rue</text:span></text:p>
          <draw:enhanced-geometry svg:viewBox="0 0 21600 21600" draw:type="rectangle" draw:enhanced-path="M 0 0 L 21600 0 21600 21600 0 21600 0 0 Z N"/>
        </draw:custom-shape>
        <draw:custom-shape draw:name="ZoneTexte 33" draw:style-name="gr3" draw:text-style-name="P7" draw:layer="layout" svg:width="5.785cm" svg:height="1.013cm" svg:x="22.146cm" svg:y="2.8cm">
          <text:p text:style-name="P2"><text:span text:style-name="T3">Matias Hastaran</text:span></text:p>
          <draw:enhanced-geometry svg:viewBox="0 0 21600 21600" draw:type="rectangle" draw:enhanced-path="M 0 0 L 21600 0 21600 21600 0 21600 0 0 Z N"/>
        </draw:custom-shape>
        <draw:custom-shape draw:name="Rectangle 28" draw:style-name="gr4" draw:text-style-name="P5" draw:layer="layout" svg:width="10.9cm" svg:height="2.899cm" svg:x="6.3cm" svg:y="0.301cm">
          <text:p text:style-name="P4"><text:span text:style-name="T4"/></text:p>
          <text:p text:style-name="P4"><text:span text:style-name="T2">Équipe Hiepacs/SED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line draw:name="Connecteur droit 39" draw:style-name="gr5" draw:text-style-name="P1" draw:layer="layout" svg:x1="0.997cm" svg:y1="39.657cm" svg:x2="28.853cm" svg:y2="39.657cm">
          <text:p/>
        </draw:line>
        <draw:line draw:name="Connecteur droit 45" draw:style-name="gr6" draw:text-style-name="P1" draw:layer="layout" svg:x1="18.652cm" svg:y1="41.652cm" svg:x2="18.652cm" svg:y2="40.151cm">
          <text:p/>
        </draw:line>
        <draw:line draw:name="Connecteur droit 46" draw:style-name="gr6" draw:text-style-name="P1" draw:layer="layout" svg:x1="15.051cm" svg:y1="41.748cm" svg:x2="15.051cm" svg:y2="40.248cm">
          <text:p/>
        </draw:line>
        <draw:line draw:name="Connecteur droit 47" draw:style-name="gr6" draw:text-style-name="P1" draw:layer="layout" svg:x1="11.451cm" svg:y1="41.652cm" svg:x2="11.451cm" svg:y2="40.151cm">
          <text:p/>
        </draw:line>
        <draw:custom-shape draw:name="Rectangle 54" draw:style-name="gr2" draw:text-style-name="P3" draw:layer="layout" svg:width="13.851cm" svg:height="0.843cm" svg:x="0.749cm" svg:y="8.599cm">
          <text:p text:style-name="P8"><text:span text:style-name="T6">blab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5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52pt" style:language-asian="fr" style:country-asian="FR" style:font-style-asian="normal" style:font-weight-asian="normal" style:font-family-complex="'DejaVu Sans Condensed'" style:font-family-generic-complex="system" style:font-pitch-complex="variable" style:font-size-complex="5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9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pt" style:language-asian="fr" style:country-asian="FR" style:font-style-asian="normal" style:font-weight-asian="normal" style:font-family-complex="'DejaVu Sans Condensed'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42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7.015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27.724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71pt" fo:letter-spacing="normal" fo:font-style="normal" style:text-underline-style="none" fo:font-weight="normal" style:font-size-asian="71pt" style:font-style-asian="normal" style:font-weight-asian="normal" style:font-size-complex="71pt" style:font-style-complex="normal" style:font-weight-complex="normal"/>
    </style:style>
    <style:style style:name="MT3" style:family="text">
      <style:text-properties fo:color="#000000" style:text-line-through-style="none" fo:font-family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247cm" svg:height="9.003cm" svg:x="2.228cm" svg:y="13.049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6.93cm" svg:height="2.235cm" svg:x="1.485cm" svg:y="38.934cm" presentation:class="date-time" presentation:user-transformed="true">
        <draw:text-box>
          <text:p text:style-name="MP5"><text:span text:style-name="MT3"><text:date style:data-style-name="D1" text:date-value="2015-05-21">21/05/2015</text:date></text:span></text:p>
        </draw:text-box>
      </draw:frame>
      <draw:frame draw:name="Espace réservé du pied de page 4" presentation:style-name="Mpr2" draw:text-style-name="MP7" draw:layer="backgroundobjects" svg:width="9.405cm" svg:height="2.235cm" svg:x="10.149cm" svg:y="38.93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6.93cm" svg:height="2.235cm" svg:x="21.288cm" svg:y="38.934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6.732cm" svg:height="27.723cm" svg:x="1.485cm" svg:y="9.82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date>2015-05-21T14:51:44</dc:date>
    <dc:creator>Hervé MATHIEU</dc:creator>
    <meta:editing-duration>PT24M18S</meta:editing-duration>
    <meta:editing-cycles>8</meta:editing-cycles>
    <meta:document-statistic meta:object-count="38"/>
  </office:meta>
</office:document-meta>
</file>